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4.283cm"/>
    </style:style>
    <style:style style:name="co13" style:family="table-column">
      <style:table-column-properties fo:break-before="auto" style:column-width="6.616cm"/>
    </style:style>
    <style:style style:name="co14" style:family="table-column">
      <style:table-column-properties fo:break-before="auto" style:column-width="5.292cm"/>
    </style:style>
    <style:style style:name="co15" style:family="table-column">
      <style:table-column-properties fo:break-before="auto" style:column-width="2.997cm"/>
    </style:style>
    <style:style style:name="co16" style:family="table-column">
      <style:table-column-properties fo:break-before="auto" style:column-width="5.838cm"/>
    </style:style>
    <style:style style:name="co17" style:family="table-column">
      <style:table-column-properties fo:break-before="auto" style:column-width="4.20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сводная">
      <style:table-properties table:display="true" style:writing-mode="lr-tb"/>
    </style:style>
    <style:style style:name="ta2" style:family="table" style:master-page-name="PageStyle_5f_электро">
      <style:table-properties table:display="true" style:writing-mode="lr-tb"/>
    </style:style>
    <style:style style:name="ta3" style:family="table" style:master-page-name="PageStyle_5f_газ">
      <style:table-properties table:display="true" style:writing-mode="lr-tb"/>
    </style:style>
    <style:style style:name="ta4" style:family="table" style:master-page-name="PageStyle_5f_вода">
      <style:table-properties table:display="true" style:writing-mode="lr-tb"/>
    </style:style>
    <style:style style:name="ta5" style:family="table" style:master-page-name="PageStyle_5f_канализация">
      <style:table-properties table:display="true" style:writing-mode="lr-tb"/>
    </style:style>
    <style:style style:name="ce1" style:family="table-cell" style:parent-style-name="Default" style:data-style-name="N137">
      <style:table-cell-properties style:rotation-align="none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водна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газ</text:p>
          </table:table-cell>
          <table:table-cell table:style-name="ce1" office:value-type="currency" office:currency="RUB" office:value="369493" calcext:value-type="currency">
            <text:p>369 493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да</text:p>
          </table:table-cell>
          <table:table-cell table:style-name="ce1" office:value-type="currency" office:currency="RUB" office:value="735500" calcext:value-type="currency">
            <text:p>735 500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анализация</text:p>
          </table:table-cell>
          <table:table-cell table:style-name="ce1" office:value-type="currency" office:currency="RUB" office:value="597000" calcext:value-type="currency">
            <text:p>597 000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ороги</text:p>
          </table:table-cell>
          <table:table-cell table:style-name="ce1" office:value-type="currency" office:currency="RUB" office:value="1299987" calcext:value-type="currency">
            <text:p>1 299 987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электро</text:p>
          </table:table-cell>
          <table:table-cell table:style-name="ce1" office:value-type="currency" office:currency="RUB" office:value="1227000" calcext:value-type="currency">
            <text:p>1 227 000,00 ₽</text:p>
          </table:table-cell>
          <table:table-cell table:number-columns-repeated="16382"/>
        </table:table-row>
        <table:table-row table:style-name="ro1" table:number-rows-repeated="3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style-name="ce1" table:formula="of:=SUM([.B1:.B8])" office:value-type="currency" office:currency="RUB" office:value="4228980" calcext:value-type="currency">
            <text:p>4 228 980,00 ₽</text:p>
          </table:table-cell>
          <table:table-cell table:number-columns-repeated="16382"/>
        </table:table-row>
        <table:table-row table:style-name="ro1" table:number-rows-repeated="5">
          <table:table-cell/>
          <table:table-cell table:style-name="ce1"/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электро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3"/>
        <table:table-column table:style-name="co3" table:number-columns-repeated="16382" table:default-cell-style-name="Default"/>
        <table:table-row table:style-name="ro1">
          <table:table-cell/>
          <table:table-cell office:value-type="string" calcext:value-type="string">
            <text:p>протяженность, м</text:p>
          </table:table-cell>
          <table:table-cell table:number-columns-repeated="16382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495" calcext:value-type="float">
            <text:p>1495</text:p>
          </table:table-cell>
          <table:table-cell table:formula="of:=[.A2]*[.B2]/1000" office:value-type="float" office:value="4766.0899" calcext:value-type="float">
            <text:p>4766,0899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757" calcext:value-type="float">
            <text:p>757</text:p>
          </table:table-cell>
          <table:table-cell table:formula="of:=[.A3]*[.B3]/1000" office:value-type="float" office:value="2413.33114" calcext:value-type="float">
            <text:p>2413,3311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947" calcext:value-type="float">
            <text:p>947</text:p>
          </table:table-cell>
          <table:table-cell table:formula="of:=[.A4]*[.B4]/1000" office:value-type="float" office:value="3019.05494" calcext:value-type="float">
            <text:p>3019,0549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435" calcext:value-type="float">
            <text:p>435</text:p>
          </table:table-cell>
          <table:table-cell table:formula="of:=[.A5]*[.B5]/1000" office:value-type="float" office:value="1386.7887" calcext:value-type="float">
            <text:p>1386,7887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580" calcext:value-type="float">
            <text:p>580</text:p>
          </table:table-cell>
          <table:table-cell table:formula="of:=[.A6]*[.B6]/1000" office:value-type="float" office:value="1849.0516" calcext:value-type="float">
            <text:p>1849,051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294" calcext:value-type="float">
            <text:p>3294</text:p>
          </table:table-cell>
          <table:table-cell table:formula="of:=[.A7]*[.B7]/1000" office:value-type="float" office:value="10501.33788" calcext:value-type="float">
            <text:p>10501,33788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882" calcext:value-type="float">
            <text:p>2882</text:p>
          </table:table-cell>
          <table:table-cell table:formula="of:=[.A8]*[.B8]/1000" office:value-type="float" office:value="9187.87364" calcext:value-type="float">
            <text:p>9187,8736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227" calcext:value-type="float">
            <text:p>3227</text:p>
          </table:table-cell>
          <table:table-cell table:formula="of:=[.A9]*[.B9]/1000" office:value-type="float" office:value="10287.74054" calcext:value-type="float">
            <text:p>10287,7405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725" calcext:value-type="float">
            <text:p>2725</text:p>
          </table:table-cell>
          <table:table-cell table:formula="of:=[.A10]*[.B10]/1000" office:value-type="float" office:value="8687.3545" calcext:value-type="float">
            <text:p>8687,3545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232" calcext:value-type="float">
            <text:p>2232</text:p>
          </table:table-cell>
          <table:table-cell table:formula="of:=[.A11]*[.B11]/1000" office:value-type="float" office:value="7115.66064" calcext:value-type="float">
            <text:p>7115,6606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101" calcext:value-type="float">
            <text:p>2101</text:p>
          </table:table-cell>
          <table:table-cell table:formula="of:=[.A12]*[.B12]/1000" office:value-type="float" office:value="6698.03002" calcext:value-type="float">
            <text:p>6698,0300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671" calcext:value-type="float">
            <text:p>1671</text:p>
          </table:table-cell>
          <table:table-cell table:formula="of:=[.A13]*[.B13]/1000" office:value-type="float" office:value="5327.18142" calcext:value-type="float">
            <text:p>5327,1814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65" calcext:value-type="float">
            <text:p>265</text:p>
          </table:table-cell>
          <table:table-cell table:formula="of:=[.A14]*[.B14]/1000" office:value-type="float" office:value="844.8253" calcext:value-type="float">
            <text:p>844,8253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923" calcext:value-type="float">
            <text:p>923</text:p>
          </table:table-cell>
          <table:table-cell table:formula="of:=[.A15]*[.B15]/1000" office:value-type="float" office:value="2942.54246" calcext:value-type="float">
            <text:p>2942,5424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21" calcext:value-type="float">
            <text:p>321</text:p>
          </table:table-cell>
          <table:table-cell table:formula="of:=[.A16]*[.B16]/1000" office:value-type="float" office:value="1023.35442" calcext:value-type="float">
            <text:p>1023,3544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77" calcext:value-type="float">
            <text:p>277</text:p>
          </table:table-cell>
          <table:table-cell table:formula="of:=[.A17]*[.B17]/1000" office:value-type="float" office:value="883.08154" calcext:value-type="float">
            <text:p>883,0815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523" calcext:value-type="float">
            <text:p>523</text:p>
          </table:table-cell>
          <table:table-cell table:formula="of:=[.A18]*[.B18]/1000" office:value-type="float" office:value="1667.33446" calcext:value-type="float">
            <text:p>1667,3344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46" calcext:value-type="float">
            <text:p>246</text:p>
          </table:table-cell>
          <table:table-cell table:formula="of:=[.A19]*[.B19]/1000" office:value-type="float" office:value="784.25292" calcext:value-type="float">
            <text:p>784,2529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801" calcext:value-type="float">
            <text:p>801</text:p>
          </table:table-cell>
          <table:table-cell table:formula="of:=[.A20]*[.B20]/1000" office:value-type="float" office:value="2553.60402" calcext:value-type="float">
            <text:p>2553,6040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59" calcext:value-type="float">
            <text:p>159</text:p>
          </table:table-cell>
          <table:table-cell table:formula="of:=[.A21]*[.B21]/1000" office:value-type="float" office:value="506.89518" calcext:value-type="float">
            <text:p>506,89518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677" calcext:value-type="float">
            <text:p>677</text:p>
          </table:table-cell>
          <table:table-cell table:formula="of:=[.A22]*[.B22]/1000" office:value-type="float" office:value="2158.28954" calcext:value-type="float">
            <text:p>2158,2895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37" calcext:value-type="float">
            <text:p>337</text:p>
          </table:table-cell>
          <table:table-cell table:formula="of:=[.A23]*[.B23]/1000" office:value-type="float" office:value="1074.36274" calcext:value-type="float">
            <text:p>1074,3627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30" calcext:value-type="float">
            <text:p>330</text:p>
          </table:table-cell>
          <table:table-cell table:formula="of:=[.A24]*[.B24]/1000" office:value-type="float" office:value="1052.0466" calcext:value-type="float">
            <text:p>1052,046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60" calcext:value-type="float">
            <text:p>60</text:p>
          </table:table-cell>
          <table:table-cell table:formula="of:=[.A25]*[.B25]/1000" office:value-type="float" office:value="191.2812" calcext:value-type="float">
            <text:p>191,281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12" calcext:value-type="float">
            <text:p>312</text:p>
          </table:table-cell>
          <table:table-cell table:formula="of:=[.A26]*[.B26]/1000" office:value-type="float" office:value="994.66224" calcext:value-type="float">
            <text:p>994,6622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740" calcext:value-type="float">
            <text:p>740</text:p>
          </table:table-cell>
          <table:table-cell table:formula="of:=[.A27]*[.B27]/1000" office:value-type="float" office:value="2359.1348" calcext:value-type="float">
            <text:p>2359,1348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747" calcext:value-type="float">
            <text:p>747</text:p>
          </table:table-cell>
          <table:table-cell table:formula="of:=[.A28]*[.B28]/1000" office:value-type="float" office:value="2381.45094" calcext:value-type="float">
            <text:p>2381,4509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28" calcext:value-type="float">
            <text:p>228</text:p>
          </table:table-cell>
          <table:table-cell table:formula="of:=[.A29]*[.B29]/1000" office:value-type="float" office:value="726.86856" calcext:value-type="float">
            <text:p>726,8685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551" calcext:value-type="float">
            <text:p>551</text:p>
          </table:table-cell>
          <table:table-cell table:formula="of:=[.A30]*[.B30]/1000" office:value-type="float" office:value="1756.59902" calcext:value-type="float">
            <text:p>1756,5990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58" calcext:value-type="float">
            <text:p>258</text:p>
          </table:table-cell>
          <table:table-cell table:formula="of:=[.A31]*[.B31]/1000" office:value-type="float" office:value="822.50916" calcext:value-type="float">
            <text:p>822,5091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07" calcext:value-type="float">
            <text:p>207</text:p>
          </table:table-cell>
          <table:table-cell table:formula="of:=[.A32]*[.B32]/1000" office:value-type="float" office:value="659.92014" calcext:value-type="float">
            <text:p>659,9201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6" calcext:value-type="float">
            <text:p>36</text:p>
          </table:table-cell>
          <table:table-cell table:formula="of:=[.A33]*[.B33]/1000" office:value-type="float" office:value="114.76872" calcext:value-type="float">
            <text:p>114,7687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45" calcext:value-type="float">
            <text:p>145</text:p>
          </table:table-cell>
          <table:table-cell table:formula="of:=[.A34]*[.B34]/1000" office:value-type="float" office:value="462.2629" calcext:value-type="float">
            <text:p>462,2629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443" calcext:value-type="float">
            <text:p>443</text:p>
          </table:table-cell>
          <table:table-cell table:formula="of:=[.A35]*[.B35]/1000" office:value-type="float" office:value="1412.29286" calcext:value-type="float">
            <text:p>1412,2928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33" calcext:value-type="float">
            <text:p>33</text:p>
          </table:table-cell>
          <table:table-cell table:formula="of:=[.A36]*[.B36]/1000" office:value-type="float" office:value="105.20466" calcext:value-type="float">
            <text:p>105,20466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200" calcext:value-type="float">
            <text:p>200</text:p>
          </table:table-cell>
          <table:table-cell table:formula="of:=[.A37]*[.B37]/1000" office:value-type="float" office:value="637.604" calcext:value-type="float">
            <text:p>637,60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79" calcext:value-type="float">
            <text:p>179</text:p>
          </table:table-cell>
          <table:table-cell table:formula="of:=[.A38]*[.B38]/1000" office:value-type="float" office:value="570.65558" calcext:value-type="float">
            <text:p>570,65558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836" calcext:value-type="float">
            <text:p>836</text:p>
          </table:table-cell>
          <table:table-cell table:formula="of:=[.A39]*[.B39]/1000" office:value-type="float" office:value="2665.18472" calcext:value-type="float">
            <text:p>2665,1847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41" calcext:value-type="float">
            <text:p>41</text:p>
          </table:table-cell>
          <table:table-cell table:formula="of:=[.A40]*[.B40]/1000" office:value-type="float" office:value="130.70882" calcext:value-type="float">
            <text:p>130,70882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20" calcext:value-type="float">
            <text:p>120</text:p>
          </table:table-cell>
          <table:table-cell table:formula="of:=[.A41]*[.B41]/1000" office:value-type="float" office:value="382.5624" calcext:value-type="float">
            <text:p>382,562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802" calcext:value-type="float">
            <text:p>802</text:p>
          </table:table-cell>
          <table:table-cell table:formula="of:=[.A42]*[.B42]/1000" office:value-type="float" office:value="2556.79204" calcext:value-type="float">
            <text:p>2556,79204</text:p>
          </table:table-cell>
          <table:table-cell table:number-columns-repeated="16381"/>
        </table:table-row>
        <table:table-row table:style-name="ro1">
          <table:table-cell table:formula="of:=3707*0.86" office:value-type="float" office:value="3188.02" calcext:value-type="float">
            <text:p>3188,02</text:p>
          </table:table-cell>
          <table:table-cell office:value-type="float" office:value="16" calcext:value-type="float">
            <text:p>16</text:p>
          </table:table-cell>
          <table:table-cell table:formula="of:=[.A43]*[.B43]/1000" office:value-type="float" office:value="51.00832" calcext:value-type="float">
            <text:p>51,0083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ИТОГ</text:p>
          </table:table-cell>
          <table:table-cell table:style-name="ce4" table:formula="of:=SUM([.B2:.B43])" office:value-type="float" office:value="33159" calcext:value-type="float">
            <text:p>33159</text:p>
          </table:table-cell>
          <table:table-cell table:style-name="ce4" table:formula="of:=SUM([.C2:.C43])" office:value-type="float" office:value="105711.55518" calcext:value-type="float">
            <text:p>105711,55518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газ" table:style-name="ta3">
        <office:forms form:automatic-focus="false" form:apply-design-mode="false"/>
        <table:table-column table:style-name="co5" table:default-cell-style-name="Default"/>
        <table:table-column table:style-name="co6" table:number-columns-repeated="16380" table:default-cell-style-name="Default"/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труба</text:p>
          </table:table-cell>
          <table:table-cell office:value-type="string" calcext:value-type="string">
            <text:p>д-110</text:p>
          </table:table-cell>
          <table:table-cell office:value-type="float" office:value="25108" calcext:value-type="float">
            <text:p>25108</text:p>
          </table:table-cell>
          <table:table-cell office:value-type="float" office:value="1993.87" calcext:value-type="float">
            <text:p>1993,87</text:p>
          </table:table-cell>
          <table:table-cell table:formula="of:=[.D2]*[.C2]/1000" office:value-type="float" office:value="50062.08796" calcext:value-type="float">
            <text:p>50062,087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труба</text:p>
          </table:table-cell>
          <table:table-cell office:value-type="string" calcext:value-type="string">
            <text:p>д-400</text:p>
          </table:table-cell>
          <table:table-cell office:value-type="float" office:value="6588" calcext:value-type="float">
            <text:p>6588</text:p>
          </table:table-cell>
          <table:table-cell office:value-type="float" office:value="12171.88" calcext:value-type="float">
            <text:p>12171,88</text:p>
          </table:table-cell>
          <table:table-cell table:formula="of:=[.D3]*[.C3]/1000" office:value-type="float" office:value="80188.34544" calcext:value-type="float">
            <text:p>80188,345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труба</text:p>
          </table:table-cell>
          <table:table-cell office:value-type="string" calcext:value-type="string">
            <text:p>д-160</text:p>
          </table:table-cell>
          <table:table-cell office:value-type="float" office:value="7102" calcext:value-type="float">
            <text:p>7102</text:p>
          </table:table-cell>
          <table:table-cell office:value-type="float" office:value="2746.43" calcext:value-type="float">
            <text:p>2746,43</text:p>
          </table:table-cell>
          <table:table-cell table:formula="of:=[.D4]*[.C4]/1000" office:value-type="float" office:value="19505.14586" calcext:value-type="float">
            <text:p>19505,1458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2"/>
          <table:table-cell table:style-name="ce2" table:formula="of:=SUM([.E2:.E4])" office:value-type="float" office:value="149755.57926" calcext:value-type="float">
            <text:p>149755,57926</text:p>
          </table:table-cell>
          <table:table-cell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распредустройства</text:p>
          </table:table-cell>
          <table:table-cell office:value-type="string" calcext:value-type="string">
            <text:p>ГРПШ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table:formula="of:=[.C7]*[.D7]" office:value-type="float" office:value="8400" calcext:value-type="float">
            <text:p>8400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2"/>
          <table:table-cell table:style-name="ce2" table:formula="of:=[.E5]+[.E7]" office:value-type="float" office:value="158155.57926" calcext:value-type="float">
            <text:p>158155,57926</text:p>
          </table:table-cell>
          <table:table-cell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Запас 20%</text:p>
          </table:table-cell>
          <table:table-cell table:number-columns-repeated="3"/>
          <table:table-cell table:formula="of:=([.E5]+[.E8])*0.2" office:value-type="float" office:value="61582.231704" calcext:value-type="float">
            <text:p>61582,231704</text:p>
          </table:table-cell>
          <table:table-cell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table:style-name="ce2" office:value-type="string" calcext:value-type="string">
            <text:p>ИТОГО по проекту</text:p>
          </table:table-cell>
          <table:table-cell table:style-name="ce2" table:number-columns-repeated="3"/>
          <table:table-cell table:style-name="ce2" table:formula="of:=SUM([.E10];[.E8];[.E5])" office:value-type="float" office:value="369493.390224" calcext:value-type="float">
            <text:p>369493,390224</text:p>
          </table:table-cell>
          <table:table-cell table:number-columns-repeated="16376"/>
        </table:table-row>
        <table:table-row table:style-name="ro1" table:number-rows-repeated="104856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вода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ce3"/>
        <table:table-column table:style-name="co3" table:default-cell-style-name="Default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3" table:default-cell-style-name="Default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3" table:default-cell-style-name="Default"/>
        <table:table-column table:style-name="co12" table:default-cell-style-name="Default"/>
        <table:table-column table:style-name="co3" table:number-columns-repeated="1637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сооружения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высокое давление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высокое давление</text:p>
          </table:table-cell>
          <table:covered-table-cell table:number-columns-repeated="2"/>
          <table:table-cell/>
          <table:table-cell table:style-name="ce2" office:value-type="string" calcext:value-type="string">
            <text:p>Всего по проекту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цена, тыс. руб.</text:p>
          </table:table-cell>
          <table:table-cell/>
          <table:table-cell office:value-type="string" calcext:value-type="string">
            <text:p>цена ед. тыс. руб.</text:p>
          </table:table-cell>
          <table:table-cell office:value-type="string" calcext:value-type="string">
            <text:p>протяженность, м</text:p>
          </table:table-cell>
          <table:table-cell office:value-type="string" calcext:value-type="string">
            <text:p>сумма, тыс. руб.</text:p>
          </table:table-cell>
          <table:table-cell/>
          <table:table-cell office:value-type="string" calcext:value-type="string">
            <text:p>цена ед. тыс. руб.</text:p>
          </table:table-cell>
          <table:table-cell office:value-type="string" calcext:value-type="string">
            <text:p>протяженность, м</text:p>
          </table:table-cell>
          <table:table-cell office:value-type="string" calcext:value-type="string">
            <text:p>сумма, тыс. руб.</text:p>
          </table:table-cell>
          <table:table-cell/>
          <table:table-cell table:style-name="ce2" table:formula="of:=[.B9]+[.F29]+[.J40]" office:value-type="float" office:value="735487.92084" calcext:value-type="float">
            <text:p>735487,9208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насосная 1 подъема</text:p>
          </table:table-cell>
          <table:table-cell office:value-type="float" office:value="99157" calcext:value-type="float">
            <text:p>99157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590" calcext:value-type="float">
            <text:p>590</text:p>
          </table:table-cell>
          <table:table-cell table:formula="of:=[.D3]*[.E3]/1000" office:value-type="float" office:value="5848.1567" calcext:value-type="float">
            <text:p>5848,156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1164" calcext:value-type="float">
            <text:p>1164</text:p>
          </table:table-cell>
          <table:table-cell table:formula="of:=[.H3]*[.I3]/1000" office:value-type="float" office:value="4372.5078" calcext:value-type="float">
            <text:p>4372,507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насосная 2 подъема</text:p>
          </table:table-cell>
          <table:table-cell office:value-type="float" office:value="102812" calcext:value-type="float">
            <text:p>102812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774" calcext:value-type="float">
            <text:p>774</text:p>
          </table:table-cell>
          <table:table-cell table:formula="of:=[.D4]*[.E4]/1000" office:value-type="float" office:value="7671.98862" calcext:value-type="float">
            <text:p>7671,98862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475" calcext:value-type="float">
            <text:p>475</text:p>
          </table:table-cell>
          <table:table-cell table:formula="of:=[.H4]*[.I4]/1000" office:value-type="float" office:value="1784.31375" calcext:value-type="float">
            <text:p>1784,3137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станция обезжелезивания</text:p>
          </table:table-cell>
          <table:table-cell table:formula="of:=107697*0.86" office:value-type="float" office:value="92619.42" calcext:value-type="float">
            <text:p>92619,42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55" calcext:value-type="float">
            <text:p>55</text:p>
          </table:table-cell>
          <table:table-cell table:formula="of:=[.D5]*[.E5]/1000" office:value-type="float" office:value="545.16715" calcext:value-type="float">
            <text:p>545,1671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95" calcext:value-type="float">
            <text:p>95</text:p>
          </table:table-cell>
          <table:table-cell table:formula="of:=[.H5]*[.I5]/1000" office:value-type="float" office:value="356.86275" calcext:value-type="float">
            <text:p>356,8627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фильтры</text:p>
          </table:table-cell>
          <table:table-cell table:formula="of:=17492*0.86" office:value-type="float" office:value="15043.12" calcext:value-type="float">
            <text:p>15043,12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1445" calcext:value-type="float">
            <text:p>1445</text:p>
          </table:table-cell>
          <table:table-cell table:formula="of:=[.D6]*[.E6]/1000" office:value-type="float" office:value="14323.02785" calcext:value-type="float">
            <text:p>14323,0278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80" calcext:value-type="float">
            <text:p>80</text:p>
          </table:table-cell>
          <table:table-cell table:formula="of:=[.H6]*[.I6]/1000" office:value-type="float" office:value="300.516" calcext:value-type="float">
            <text:p>300,51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резервуары</text:p>
          </table:table-cell>
          <table:table-cell office:value-type="float" office:value="144072" calcext:value-type="float">
            <text:p>144072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435" calcext:value-type="float">
            <text:p>435</text:p>
          </table:table-cell>
          <table:table-cell table:formula="of:=[.D7]*[.E7]/1000" office:value-type="float" office:value="4311.77655" calcext:value-type="float">
            <text:p>4311,7765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62" calcext:value-type="float">
            <text:p>62</text:p>
          </table:table-cell>
          <table:table-cell table:formula="of:=[.H7]*[.I7]/1000" office:value-type="float" office:value="232.8999" calcext:value-type="float">
            <text:p>232,89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башни</text:p>
          </table:table-cell>
          <table:table-cell table:formula="of:=121485*0.86" office:value-type="float" office:value="104477.1" calcext:value-type="float">
            <text:p>104477,1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245" calcext:value-type="float">
            <text:p>245</text:p>
          </table:table-cell>
          <table:table-cell table:formula="of:=[.D8]*[.E8]/1000" office:value-type="float" office:value="2428.47185" calcext:value-type="float">
            <text:p>2428,4718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57" calcext:value-type="float">
            <text:p>57</text:p>
          </table:table-cell>
          <table:table-cell table:formula="of:=[.H8]*[.I8]/1000" office:value-type="float" office:value="214.11765" calcext:value-type="float">
            <text:p>214,11765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ИТОГО</text:p>
          </table:table-cell>
          <table:table-cell table:style-name="ce4" table:formula="of:=SUM([.B3:.B8])" office:value-type="float" office:value="558180.64" calcext:value-type="float">
            <text:p>558180,64</text:p>
          </table:table-cell>
          <table:table-cell/>
          <table:table-cell office:value-type="float" office:value="9912.13" calcext:value-type="float">
            <text:p>9912,13</text:p>
          </table:table-cell>
          <table:table-cell office:value-type="float" office:value="50" calcext:value-type="float">
            <text:p>50</text:p>
          </table:table-cell>
          <table:table-cell table:formula="of:=[.D9]*[.E9]/1000" office:value-type="float" office:value="495.6065" calcext:value-type="float">
            <text:p>495,606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55" calcext:value-type="float">
            <text:p>55</text:p>
          </table:table-cell>
          <table:table-cell table:formula="of:=[.H9]*[.I9]/1000" office:value-type="float" office:value="206.60475" calcext:value-type="float">
            <text:p>206,6047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369" calcext:value-type="float">
            <text:p>1369</text:p>
          </table:table-cell>
          <table:table-cell table:formula="of:=[.D10]*[.E10]/1000" office:value-type="float" office:value="13569.70597" calcext:value-type="float">
            <text:p>13569,7059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57" calcext:value-type="float">
            <text:p>57</text:p>
          </table:table-cell>
          <table:table-cell table:formula="of:=[.H10]*[.I10]/1000" office:value-type="float" office:value="214.11765" calcext:value-type="float">
            <text:p>214,1176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45" calcext:value-type="float">
            <text:p>45</text:p>
          </table:table-cell>
          <table:table-cell table:formula="of:=[.D11]*[.E11]/1000" office:value-type="float" office:value="446.04585" calcext:value-type="float">
            <text:p>446,04585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644" calcext:value-type="float">
            <text:p>644</text:p>
          </table:table-cell>
          <table:table-cell table:formula="of:=[.H11]*[.I11]/1000" office:value-type="float" office:value="2419.1538" calcext:value-type="float">
            <text:p>2419,1538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926" calcext:value-type="float">
            <text:p>926</text:p>
          </table:table-cell>
          <table:table-cell table:formula="of:=[.D12]*[.E12]/1000" office:value-type="float" office:value="9178.63238" calcext:value-type="float">
            <text:p>9178,63238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713" calcext:value-type="float">
            <text:p>713</text:p>
          </table:table-cell>
          <table:table-cell table:formula="of:=[.H12]*[.I12]/1000" office:value-type="float" office:value="2678.34885" calcext:value-type="float">
            <text:p>2678,3488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339" calcext:value-type="float">
            <text:p>339</text:p>
          </table:table-cell>
          <table:table-cell table:formula="of:=[.D13]*[.E13]/1000" office:value-type="float" office:value="3360.21207" calcext:value-type="float">
            <text:p>3360,2120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735" calcext:value-type="float">
            <text:p>735</text:p>
          </table:table-cell>
          <table:table-cell table:formula="of:=[.H13]*[.I13]/1000" office:value-type="float" office:value="2760.99075" calcext:value-type="float">
            <text:p>2760,9907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7" calcext:value-type="float">
            <text:p>197</text:p>
          </table:table-cell>
          <table:table-cell table:formula="of:=[.D14]*[.E14]/1000" office:value-type="float" office:value="1952.68961" calcext:value-type="float">
            <text:p>1952,68961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763" calcext:value-type="float">
            <text:p>763</text:p>
          </table:table-cell>
          <table:table-cell table:formula="of:=[.H14]*[.I14]/1000" office:value-type="float" office:value="2866.17135" calcext:value-type="float">
            <text:p>2866,1713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238" calcext:value-type="float">
            <text:p>238</text:p>
          </table:table-cell>
          <table:table-cell table:formula="of:=[.D15]*[.E15]/1000" office:value-type="float" office:value="2359.08694" calcext:value-type="float">
            <text:p>2359,08694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68" calcext:value-type="float">
            <text:p>68</text:p>
          </table:table-cell>
          <table:table-cell table:formula="of:=[.H15]*[.I15]/1000" office:value-type="float" office:value="255.4386" calcext:value-type="float">
            <text:p>255,4386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257" calcext:value-type="float">
            <text:p>257</text:p>
          </table:table-cell>
          <table:table-cell table:formula="of:=[.D16]*[.E16]/1000" office:value-type="float" office:value="2547.41741" calcext:value-type="float">
            <text:p>2547,41741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68" calcext:value-type="float">
            <text:p>68</text:p>
          </table:table-cell>
          <table:table-cell table:formula="of:=[.H16]*[.I16]/1000" office:value-type="float" office:value="255.4386" calcext:value-type="float">
            <text:p>255,4386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6" calcext:value-type="float">
            <text:p>196</text:p>
          </table:table-cell>
          <table:table-cell table:formula="of:=[.D17]*[.E17]/1000" office:value-type="float" office:value="1942.77748" calcext:value-type="float">
            <text:p>1942,77748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785" calcext:value-type="float">
            <text:p>785</text:p>
          </table:table-cell>
          <table:table-cell table:formula="of:=[.H17]*[.I17]/1000" office:value-type="float" office:value="2948.81325" calcext:value-type="float">
            <text:p>2948,8132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970" calcext:value-type="float">
            <text:p>970</text:p>
          </table:table-cell>
          <table:table-cell table:formula="of:=[.D18]*[.E18]/1000" office:value-type="float" office:value="9614.7661" calcext:value-type="float">
            <text:p>9614,7661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123" calcext:value-type="float">
            <text:p>123</text:p>
          </table:table-cell>
          <table:table-cell table:formula="of:=[.H18]*[.I18]/1000" office:value-type="float" office:value="462.04335" calcext:value-type="float">
            <text:p>462,0433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909" calcext:value-type="float">
            <text:p>909</text:p>
          </table:table-cell>
          <table:table-cell table:formula="of:=[.D19]*[.E19]/1000" office:value-type="float" office:value="9010.12617" calcext:value-type="float">
            <text:p>9010,1261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1136" calcext:value-type="float">
            <text:p>1136</text:p>
          </table:table-cell>
          <table:table-cell table:formula="of:=[.H19]*[.I19]/1000" office:value-type="float" office:value="4267.3272" calcext:value-type="float">
            <text:p>4267,3272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310" calcext:value-type="float">
            <text:p>1310</text:p>
          </table:table-cell>
          <table:table-cell table:formula="of:=[.D20]*[.E20]/1000" office:value-type="float" office:value="12984.8903" calcext:value-type="float">
            <text:p>12984,8903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632" calcext:value-type="float">
            <text:p>632</text:p>
          </table:table-cell>
          <table:table-cell table:formula="of:=[.H20]*[.I20]/1000" office:value-type="float" office:value="2374.0764" calcext:value-type="float">
            <text:p>2374,0764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8" calcext:value-type="float">
            <text:p>198</text:p>
          </table:table-cell>
          <table:table-cell table:formula="of:=[.D21]*[.E21]/1000" office:value-type="float" office:value="1962.60174" calcext:value-type="float">
            <text:p>1962,60174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596" calcext:value-type="float">
            <text:p>596</text:p>
          </table:table-cell>
          <table:table-cell table:formula="of:=[.H21]*[.I21]/1000" office:value-type="float" office:value="2238.8442" calcext:value-type="float">
            <text:p>2238,8442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387" calcext:value-type="float">
            <text:p>387</text:p>
          </table:table-cell>
          <table:table-cell table:formula="of:=[.D22]*[.E22]/1000" office:value-type="float" office:value="3835.99431" calcext:value-type="float">
            <text:p>3835,99431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550" calcext:value-type="float">
            <text:p>550</text:p>
          </table:table-cell>
          <table:table-cell table:formula="of:=[.H22]*[.I22]/1000" office:value-type="float" office:value="2066.0475" calcext:value-type="float">
            <text:p>2066,047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9" calcext:value-type="float">
            <text:p>199</text:p>
          </table:table-cell>
          <table:table-cell table:formula="of:=[.D23]*[.E23]/1000" office:value-type="float" office:value="1972.51387" calcext:value-type="float">
            <text:p>1972,5138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476" calcext:value-type="float">
            <text:p>476</text:p>
          </table:table-cell>
          <table:table-cell table:formula="of:=[.H23]*[.I23]/1000" office:value-type="float" office:value="1788.0702" calcext:value-type="float">
            <text:p>1788,0702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30" calcext:value-type="float">
            <text:p>130</text:p>
          </table:table-cell>
          <table:table-cell table:formula="of:=[.D24]*[.E24]/1000" office:value-type="float" office:value="1288.5769" calcext:value-type="float">
            <text:p>1288,5769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388" calcext:value-type="float">
            <text:p>388</text:p>
          </table:table-cell>
          <table:table-cell table:formula="of:=[.H24]*[.I24]/1000" office:value-type="float" office:value="1457.5026" calcext:value-type="float">
            <text:p>1457,5026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68" calcext:value-type="float">
            <text:p>68</text:p>
          </table:table-cell>
          <table:table-cell table:formula="of:=[.D25]*[.E25]/1000" office:value-type="float" office:value="674.02484" calcext:value-type="float">
            <text:p>674,02484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370" calcext:value-type="float">
            <text:p>370</text:p>
          </table:table-cell>
          <table:table-cell table:formula="of:=[.H25]*[.I25]/1000" office:value-type="float" office:value="1389.8865" calcext:value-type="float">
            <text:p>1389,886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9" calcext:value-type="float">
            <text:p>199</text:p>
          </table:table-cell>
          <table:table-cell table:formula="of:=[.D26]*[.E26]/1000" office:value-type="float" office:value="1972.51387" calcext:value-type="float">
            <text:p>1972,5138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352" calcext:value-type="float">
            <text:p>352</text:p>
          </table:table-cell>
          <table:table-cell table:formula="of:=[.H26]*[.I26]/1000" office:value-type="float" office:value="1322.2704" calcext:value-type="float">
            <text:p>1322,2704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199" calcext:value-type="float">
            <text:p>199</text:p>
          </table:table-cell>
          <table:table-cell table:formula="of:=[.D27]*[.E27]/1000" office:value-type="float" office:value="1972.51387" calcext:value-type="float">
            <text:p>1972,51387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336" calcext:value-type="float">
            <text:p>336</text:p>
          </table:table-cell>
          <table:table-cell table:formula="of:=[.H27]*[.I27]/1000" office:value-type="float" office:value="1262.1672" calcext:value-type="float">
            <text:p>1262,1672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9912.13" calcext:value-type="float">
            <text:p>9912,13</text:p>
          </table:table-cell>
          <table:table-cell office:value-type="float" office:value="53" calcext:value-type="float">
            <text:p>53</text:p>
          </table:table-cell>
          <table:table-cell table:formula="of:=[.D28]*[.E28]/1000" office:value-type="float" office:value="525.34289" calcext:value-type="float">
            <text:p>525,34289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100" calcext:value-type="float">
            <text:p>100</text:p>
          </table:table-cell>
          <table:table-cell table:formula="of:=[.H28]*[.I28]/1000" office:value-type="float" office:value="375.645" calcext:value-type="float">
            <text:p>375,64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4" office:value-type="string" calcext:value-type="string">
            <text:p>ИТОГ</text:p>
          </table:table-cell>
          <table:table-cell table:style-name="ce4" table:formula="of:=SUM([.E3:.E28])" office:value-type="float" office:value="11783" calcext:value-type="float">
            <text:p>11783</text:p>
          </table:table-cell>
          <table:table-cell table:style-name="ce4" table:formula="of:=SUM([.F3:.F28])" office:value-type="float" office:value="116794.62779" calcext:value-type="float">
            <text:p>116794,62779</text:p>
          </table:table-cell>
          <table:table-cell/>
          <table:table-cell office:value-type="float" office:value="3756.45" calcext:value-type="float">
            <text:p>3756,45</text:p>
          </table:table-cell>
          <table:table-cell office:value-type="float" office:value="437" calcext:value-type="float">
            <text:p>437</text:p>
          </table:table-cell>
          <table:table-cell table:formula="of:=[.H29]*[.I29]/1000" office:value-type="float" office:value="1641.56865" calcext:value-type="float">
            <text:p>1641,56865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462" calcext:value-type="float">
            <text:p>462</text:p>
          </table:table-cell>
          <table:table-cell table:formula="of:=[.H30]*[.I30]/1000" office:value-type="float" office:value="1735.4799" calcext:value-type="float">
            <text:p>1735,4799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487" calcext:value-type="float">
            <text:p>487</text:p>
          </table:table-cell>
          <table:table-cell table:formula="of:=[.H31]*[.I31]/1000" office:value-type="float" office:value="1829.39115" calcext:value-type="float">
            <text:p>1829,39115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512" calcext:value-type="float">
            <text:p>512</text:p>
          </table:table-cell>
          <table:table-cell table:formula="of:=[.H32]*[.I32]/1000" office:value-type="float" office:value="1923.3024" calcext:value-type="float">
            <text:p>1923,3024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537" calcext:value-type="float">
            <text:p>537</text:p>
          </table:table-cell>
          <table:table-cell table:formula="of:=[.H33]*[.I33]/1000" office:value-type="float" office:value="2017.21365" calcext:value-type="float">
            <text:p>2017,21365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612" calcext:value-type="float">
            <text:p>612</text:p>
          </table:table-cell>
          <table:table-cell table:formula="of:=[.H34]*[.I34]/1000" office:value-type="float" office:value="2298.9474" calcext:value-type="float">
            <text:p>2298,9474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381" calcext:value-type="float">
            <text:p>381</text:p>
          </table:table-cell>
          <table:table-cell table:formula="of:=[.H35]*[.I35]/1000" office:value-type="float" office:value="1431.20745" calcext:value-type="float">
            <text:p>1431,20745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175" calcext:value-type="float">
            <text:p>175</text:p>
          </table:table-cell>
          <table:table-cell table:formula="of:=[.H36]*[.I36]/1000" office:value-type="float" office:value="657.37875" calcext:value-type="float">
            <text:p>657,37875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576" calcext:value-type="float">
            <text:p>576</text:p>
          </table:table-cell>
          <table:table-cell table:formula="of:=[.H37]*[.I37]/1000" office:value-type="float" office:value="2163.7152" calcext:value-type="float">
            <text:p>2163,7152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600" calcext:value-type="float">
            <text:p>600</text:p>
          </table:table-cell>
          <table:table-cell table:formula="of:=[.H38]*[.I38]/1000" office:value-type="float" office:value="2253.87" calcext:value-type="float">
            <text:p>2253,87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3756.45" calcext:value-type="float">
            <text:p>3756,45</text:p>
          </table:table-cell>
          <table:table-cell office:value-type="float" office:value="450" calcext:value-type="float">
            <text:p>450</text:p>
          </table:table-cell>
          <table:table-cell table:formula="of:=[.H39]*[.I39]/1000" office:value-type="float" office:value="1690.4025" calcext:value-type="float">
            <text:p>1690,4025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4" office:value-type="string" calcext:value-type="string">
            <text:p>ИТОГ</text:p>
          </table:table-cell>
          <table:table-cell table:style-name="ce4" table:formula="of:=SUM([.I3:.I39])" office:value-type="float" office:value="16109" calcext:value-type="float">
            <text:p>16109</text:p>
          </table:table-cell>
          <table:table-cell table:style-name="ce4" table:formula="of:=SUM([.J3:.J39])" office:value-type="float" office:value="60512.65305" calcext:value-type="float">
            <text:p>60512,65305</text:p>
          </table:table-cell>
          <table:table-cell table:number-columns-repeated="16374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канализация" table:style-name="ta5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14" table:default-cell-style-name="ce3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16375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линейные объекты</text:p>
          </table:table-cell>
          <table:covered-table-cell table:style-name="ce9"/>
          <table:table-cell table:style-name="ce11"/>
          <table:table-cell table:style-name="ce12" office:value-type="string" calcext:value-type="string" table:number-columns-spanned="2" table:number-rows-spanned="1">
            <text:p>установки очистные</text:p>
          </table:table-cell>
          <table:covered-table-cell/>
          <table:table-cell table:number-columns-repeated="2"/>
          <table:table-cell table:style-name="ce2" office:value-type="string" calcext:value-type="string">
            <text:p>всего по проекту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объект</text:p>
          </table:table-cell>
          <table:table-cell table:style-name="ce10" office:value-type="string" calcext:value-type="string">
            <text:p>стоимость, тыс. руб.</text:p>
          </table:table-cell>
          <table:table-cell table:style-name="ce11"/>
          <table:table-cell table:style-name="ce2" office:value-type="string" calcext:value-type="string">
            <text:p>установка</text:p>
          </table:table-cell>
          <table:table-cell table:style-name="ce10" office:value-type="string" calcext:value-type="string">
            <text:p>стоимость, тыс. руб.</text:p>
          </table:table-cell>
          <table:table-cell table:number-columns-repeated="2"/>
          <table:table-cell table:style-name="ce2" table:formula="of:=[.E11]+[.B16]" office:value-type="float" office:value="596475.4912291" calcext:value-type="float">
            <text:p>596475,49122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протяженность безнапорной, м</text:p>
          </table:table-cell>
          <table:table-cell table:style-name="ce9"/>
          <table:table-cell table:style-name="ce11"/>
          <table:table-cell office:value-type="string" calcext:value-type="string">
            <text:p>насосная станция</text:p>
          </table:table-cell>
          <table:table-cell office:value-type="float" office:value="154626" calcext:value-type="float">
            <text:p>154626</text:p>
          </table:table-cell>
          <table:table-cell table:number-columns-repeated="16378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9"/>
          <table:table-cell table:style-name="ce11"/>
          <table:table-cell office:value-type="string" calcext:value-type="string">
            <text:p>решетки</text:p>
          </table:table-cell>
          <table:table-cell table:formula="of:=59026*0.86" office:value-type="float" office:value="50762.36" calcext:value-type="float">
            <text:p>50762,36</text:p>
          </table:table-cell>
          <table:table-cell table:number-columns-repeated="16378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9"/>
          <table:table-cell table:style-name="ce11"/>
          <table:table-cell office:value-type="string" calcext:value-type="string">
            <text:p>песколовки</text:p>
          </table:table-cell>
          <table:table-cell table:formula="of:=17384*0.86" office:value-type="float" office:value="14950.24" calcext:value-type="float">
            <text:p>14950,24</text:p>
          </table:table-cell>
          <table:table-cell table:number-columns-repeated="16378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style-name="ce9"/>
          <table:table-cell table:style-name="ce11"/>
          <table:table-cell office:value-type="string" calcext:value-type="string">
            <text:p>отстойники</text:p>
          </table:table-cell>
          <table:table-cell table:formula="of:=55380*0.86" office:value-type="float" office:value="47626.8" calcext:value-type="float">
            <text:p>47626,8</text:p>
          </table:table-cell>
          <table:table-cell table:number-columns-repeated="16378"/>
        </table:table-row>
        <table:table-row table:style-name="ro1">
          <table:table-cell table:style-name="ce4" table:formula="of:=SUM([.A4:.A6])" office:value-type="float" office:value="6791" calcext:value-type="float">
            <text:p>6791</text:p>
          </table:table-cell>
          <table:table-cell table:style-name="ce10" table:formula="of:=6608.84*0.79*[.A7]/1000" office:value-type="float" office:value="35455.6996276" calcext:value-type="float">
            <text:p>35455,6996276</text:p>
          </table:table-cell>
          <table:table-cell table:style-name="ce11"/>
          <table:table-cell office:value-type="string" calcext:value-type="string">
            <text:p>установки УФ</text:p>
          </table:table-cell>
          <table:table-cell table:formula="of:=61092*0.86" office:value-type="float" office:value="52539.12" calcext:value-type="float">
            <text:p>52539,1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мех обезв осадка</text:p>
          </table:table-cell>
          <table:table-cell table:formula="of:=12895*0.86" office:value-type="float" office:value="11089.7" calcext:value-type="float">
            <text:p>11089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протяженность напорной</text:p>
          </table:table-cell>
          <table:table-cell table:style-name="ce9"/>
          <table:table-cell/>
          <table:table-cell office:value-type="string" calcext:value-type="string">
            <text:p>насоска обратка</text:p>
          </table:table-cell>
          <table:table-cell table:formula="of:=13784*0.86" office:value-type="float" office:value="11854.24" calcext:value-type="float">
            <text:p>11854,24</text:p>
          </table:table-cell>
          <table:table-cell table:number-columns-repeated="16378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style-name="ce11"/>
          <table:table-cell office:value-type="string" calcext:value-type="string">
            <text:p>воздуховодка</text:p>
          </table:table-cell>
          <table:table-cell table:formula="of:=223440*0.86" office:value-type="float" office:value="192158.4" calcext:value-type="float">
            <text:p>192158,4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  <table:table-cell table:style-name="ce2" office:value-type="string" calcext:value-type="string">
            <text:p>ИТОГО</text:p>
          </table:table-cell>
          <table:table-cell table:style-name="ce4" table:formula="of:=SUM([.E3:.E10])" office:value-type="float" office:value="535606.86" calcext:value-type="float">
            <text:p>535606,86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38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6382"/>
        </table:table-row>
        <table:table-row table:style-name="ro1">
          <table:table-cell table:style-name="ce4" table:formula="of:=SUM([.A10:.A13])" office:value-type="float" office:value="4505" calcext:value-type="float">
            <text:p>4505</text:p>
          </table:table-cell>
          <table:table-cell table:style-name="ce4" table:formula="of:=7140.57*0.79*[.A14]/1000" office:value-type="float" office:value="25412.9316015" calcext:value-type="float">
            <text:p>25412,9316015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ИТОГО по линейке</text:p>
          </table:table-cell>
          <table:table-cell table:style-name="ce4" table:formula="of:=SUM([.B7];[.B14])" office:value-type="float" office:value="60868.6312291" calcext:value-type="float">
            <text:p>60868,6312291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Sans" svg:font-family="LiberationSan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">
      <number:number number:decimal-places="2" number:min-decimal-places="2" number:min-integer-digits="1" number:grouping="true"/>
      <number:text> </number:text>
      <number:currency-symbol number:language="ru">₽</number:currency-symbol>
    </number:currency-style>
    <style:style style:name="Default" style:family="table-cell">
      <style:table-cell-properties style:rotation-align="none" style:vertical-align="bottom"/>
      <style:text-properties fo:color="#000000" style:font-name="LiberationSans" fo:font-family="LiberationSans" fo:font-size="12pt" style:font-size-asian="12pt" style:font-name-complex="LiberationSans" style:font-family-complex="LiberationSan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сводная" style:display-name="PageStyle_сводна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аз" style:display-name="PageStyle_газ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электро" style:display-name="PageStyle_электро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анализация" style:display-name="PageStyle_канализа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вода" style:display-name="PageStyle_вод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0</meta:editing-cycles>
    <meta:creation-date>2023-05-15T13:37:41</meta:creation-date>
    <dc:date>2023-08-22T11:46:39.575000000</dc:date>
    <meta:generator>LibreOffice/7.5.5.2$Windows_X86_64 LibreOffice_project/ca8fe7424262805f223b9a2334bc7181abbcbf5e</meta:generator>
    <meta:editing-duration>PT2H50M56S</meta:editing-duration>
    <meta:document-statistic meta:table-count="5" meta:cell-count="432" meta:object-count="0"/>
  </office:meta>
</office:document-meta>
</file>